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aaba98" style:font-size-asian="12pt" style:font-size-complex="12pt"/>
    </style:style>
    <style:style style:name="P4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6bb1f" officeooo:paragraph-rsid="00aaba9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592e83" officeooo:paragraph-rsid="009998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998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9988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ab47b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c3a23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cc72d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dc0a8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e6c96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77ec" officeooo:paragraph-rsid="00ab47b9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1ec5e2" officeooo:paragraph-rsid="00ab47b9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6bb1f" officeooo:paragraph-rsid="00ab47b9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6bb1f" officeooo:paragraph-rsid="00d29100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f539d" officeooo:paragraph-rsid="00ab47b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officeooo:rsid="000877ec" officeooo:paragraph-rsid="00ab47b9" style:font-size-asian="12pt" style:font-size-complex="12pt"/>
    </style:style>
    <style:style style:name="P24" style:family="paragraph" style:parent-style-name="Standard">
      <style:text-properties fo:font-size="12pt" officeooo:rsid="000877ec" officeooo:paragraph-rsid="00bcc572" style:font-size-asian="12pt" style:font-size-complex="12pt"/>
    </style:style>
    <style:style style:name="P25" style:family="paragraph" style:parent-style-name="Standard">
      <style:text-properties fo:font-size="12pt" officeooo:rsid="0006bb1f" officeooo:paragraph-rsid="00ab47b9" style:font-size-asian="12pt" style:font-size-complex="12pt"/>
    </style:style>
    <style:style style:name="P26" style:family="paragraph" style:parent-style-name="Standard">
      <style:text-properties fo:font-size="12pt" officeooo:rsid="0006bb1f" officeooo:paragraph-rsid="00ad9d6b" style:font-size-asian="12pt" style:font-size-complex="12pt"/>
    </style:style>
    <style:style style:name="P27" style:family="paragraph" style:parent-style-name="Standard">
      <style:text-properties fo:font-size="12pt" officeooo:rsid="0008710b" officeooo:paragraph-rsid="00ab47b9" style:font-size-asian="12pt" style:font-size-complex="12pt"/>
    </style:style>
    <style:style style:name="P28" style:family="paragraph" style:parent-style-name="Standard">
      <style:text-properties fo:font-size="12pt" officeooo:rsid="0008710b" officeooo:paragraph-rsid="00c098c9" style:font-size-asian="12pt" style:font-size-complex="12pt"/>
    </style:style>
    <style:style style:name="P29" style:family="paragraph" style:parent-style-name="Standard">
      <style:text-properties fo:font-size="12pt" officeooo:rsid="0008710b" officeooo:paragraph-rsid="00c82195" style:font-size-asian="12pt" style:font-size-complex="12pt"/>
    </style:style>
    <style:style style:name="P30" style:family="paragraph" style:parent-style-name="Standard">
      <style:text-properties fo:font-size="12pt" officeooo:rsid="0008710b" officeooo:paragraph-rsid="00d29100" style:font-size-asian="12pt" style:font-size-complex="12pt"/>
    </style:style>
    <style:style style:name="P31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2" style:family="paragraph" style:parent-style-name="Standard">
      <style:text-properties fo:font-size="12pt" officeooo:rsid="00085480" officeooo:paragraph-rsid="00ab47b9" style:font-size-asian="12pt" style:font-size-complex="12pt"/>
    </style:style>
    <style:style style:name="P33" style:family="paragraph" style:parent-style-name="Standard">
      <style:text-properties fo:font-size="12pt" officeooo:rsid="00085480" officeooo:paragraph-rsid="00d29100" style:font-size-asian="12pt" style:font-size-complex="12pt"/>
    </style:style>
    <style:style style:name="P34" style:family="paragraph" style:parent-style-name="Standard">
      <style:text-properties fo:font-size="12pt" officeooo:rsid="00085480" officeooo:paragraph-rsid="00da5ac3" style:font-size-asian="12pt" style:font-size-complex="12pt"/>
    </style:style>
    <style:style style:name="P35" style:family="paragraph" style:parent-style-name="Standard">
      <style:text-properties fo:font-size="12pt" officeooo:paragraph-rsid="00cae6d8" style:font-size-asian="12pt" style:font-size-complex="12pt"/>
    </style:style>
    <style:style style:name="P36" style:family="paragraph" style:parent-style-name="Standard">
      <style:text-properties fo:font-size="12pt" officeooo:rsid="007a8e62" officeooo:paragraph-rsid="00e6c96d" style:font-size-asian="12pt" style:font-size-complex="12pt"/>
    </style:style>
    <style:style style:name="P37" style:family="paragraph" style:parent-style-name="Standard">
      <style:text-properties officeooo:paragraph-rsid="00da5ac3"/>
    </style:style>
    <style:style style:name="P38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ab47b9" style:font-size-asian="12pt" style:font-size-complex="12pt"/>
    </style:style>
    <style:style style:name="P40" style:family="paragraph" style:parent-style-name="Standard">
      <style:paragraph-properties style:writing-mode="lr-tb"/>
      <style:text-properties fo:font-size="12pt" officeooo:rsid="00085480" officeooo:paragraph-rsid="0006bb1f" style:font-size-asian="12pt" style:font-size-complex="12pt"/>
    </style:style>
    <style:style style:name="P41" style:family="paragraph" style:parent-style-name="Standard">
      <style:paragraph-properties style:writing-mode="lr-tb"/>
      <style:text-properties fo:font-size="12pt" fo:font-weight="bold" officeooo:rsid="0006bb1f" officeooo:paragraph-rsid="00dc0a81" style:font-size-asian="12pt" style:font-weight-asian="bold" style:font-size-complex="12pt" style:font-weight-complex="bold"/>
    </style:style>
    <style:style style:name="T1" style:family="text">
      <style:text-properties officeooo:rsid="008f8d60"/>
    </style:style>
    <style:style style:name="T2" style:family="text">
      <style:text-properties officeooo:rsid="000fddca"/>
    </style:style>
    <style:style style:name="T3" style:family="text">
      <style:text-properties officeooo:rsid="000877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f004d" style:font-style-asian="italic" style:font-style-complex="italic"/>
    </style:style>
    <style:style style:name="T6" style:family="text">
      <style:text-properties fo:font-style="italic" officeooo:rsid="006fb5df" style:font-style-asian="italic" style:font-style-complex="italic"/>
    </style:style>
    <style:style style:name="T7" style:family="text">
      <style:text-properties fo:font-style="italic" officeooo:rsid="0018cd10" style:font-style-asian="italic" style:font-style-complex="italic"/>
    </style:style>
    <style:style style:name="T8" style:family="text">
      <style:text-properties fo:font-style="italic" officeooo:rsid="0022640a" style:font-style-asian="italic" style:font-style-complex="italic"/>
    </style:style>
    <style:style style:name="T9" style:family="text">
      <style:text-properties fo:font-style="italic" officeooo:rsid="00a06a96" style:font-style-asian="italic" style:font-style-complex="italic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7a8e62"/>
    </style:style>
    <style:style style:name="T12" style:family="text">
      <style:text-properties style:text-position="super 58%" officeooo:rsid="00a06a96"/>
    </style:style>
    <style:style style:name="T13" style:family="text">
      <style:text-properties style:text-position="super 58%" officeooo:rsid="00592e83"/>
    </style:style>
    <style:style style:name="T14" style:family="text">
      <style:text-properties style:text-position="super 58%" officeooo:rsid="005b34ea"/>
    </style:style>
    <style:style style:name="T15" style:family="text">
      <style:text-properties style:text-position="super 58%" fo:font-weight="bold" officeooo:rsid="005b34ea" style:font-weight-asian="bold" style:font-weight-complex="bold"/>
    </style:style>
    <style:style style:name="T16" style:family="text">
      <style:text-properties style:text-position="super 58%" fo:font-weight="bold" officeooo:rsid="00b53871" style:font-weight-asian="bold" style:font-weight-complex="bold"/>
    </style:style>
    <style:style style:name="T17" style:family="text">
      <style:text-properties style:text-position="super 58%" fo:font-weight="bold" officeooo:rsid="00b5bac8" style:font-weight-asian="bold" style:font-weight-complex="bold"/>
    </style:style>
    <style:style style:name="T18" style:family="text">
      <style:text-properties style:text-position="super 58%" fo:font-weight="bold" officeooo:rsid="005c5273" style:font-weight-asian="bold" style:font-weight-complex="bold"/>
    </style:style>
    <style:style style:name="T19" style:family="text">
      <style:text-properties style:text-position="super 58%" fo:font-weight="bold" officeooo:rsid="00dc0a81" style:font-weight-asian="bold" style:font-weight-complex="bold"/>
    </style:style>
    <style:style style:name="T20" style:family="text">
      <style:text-properties style:text-position="super 58%" fo:font-weight="bold" officeooo:rsid="00e6c96d" style:font-weight-asian="bold" style:font-weight-complex="bold"/>
    </style:style>
    <style:style style:name="T21" style:family="text">
      <style:text-properties style:text-position="super 58%" officeooo:rsid="00ab47b9"/>
    </style:style>
    <style:style style:name="T22" style:family="text">
      <style:text-properties style:text-position="super 58%" officeooo:rsid="005c5273"/>
    </style:style>
    <style:style style:name="T23" style:family="text">
      <style:text-properties style:text-position="super 58%" officeooo:rsid="00dc0a81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4a3a98" style:font-style-asian="normal" style:font-style-complex="normal"/>
    </style:style>
    <style:style style:name="T26" style:family="text">
      <style:text-properties fo:font-style="normal" officeooo:rsid="0055aa9d" style:font-style-asian="normal" style:font-style-complex="normal"/>
    </style:style>
    <style:style style:name="T27" style:family="text">
      <style:text-properties fo:font-style="normal" officeooo:rsid="0018cd10" style:font-style-asian="normal" style:font-style-complex="normal"/>
    </style:style>
    <style:style style:name="T28" style:family="text">
      <style:text-properties fo:font-style="normal" officeooo:rsid="00a9d099" style:font-style-asian="normal" style:font-style-complex="normal"/>
    </style:style>
    <style:style style:name="T29" style:family="text">
      <style:text-properties fo:font-style="normal" officeooo:rsid="0022640a" style:font-style-asian="normal" style:font-style-complex="normal"/>
    </style:style>
    <style:style style:name="T30" style:family="text">
      <style:text-properties officeooo:rsid="0008710b"/>
    </style:style>
    <style:style style:name="T31" style:family="text">
      <style:text-properties officeooo:rsid="0029e540"/>
    </style:style>
    <style:style style:name="T32" style:family="text">
      <style:text-properties officeooo:rsid="002ad77a"/>
    </style:style>
    <style:style style:name="T33" style:family="text">
      <style:text-properties officeooo:rsid="002df158"/>
    </style:style>
    <style:style style:name="T34" style:family="text">
      <style:text-properties officeooo:rsid="00347f56"/>
    </style:style>
    <style:style style:name="T35" style:family="text">
      <style:text-properties officeooo:rsid="0039aa09"/>
    </style:style>
    <style:style style:name="T36" style:family="text">
      <style:text-properties officeooo:rsid="003ac776"/>
    </style:style>
    <style:style style:name="T37" style:family="text">
      <style:text-properties fo:language="fr" fo:country="FR" fo:font-style="italic" style:font-style-asian="italic" style:font-style-complex="italic"/>
    </style:style>
    <style:style style:name="T38" style:family="text">
      <style:text-properties officeooo:rsid="003dd023"/>
    </style:style>
    <style:style style:name="T39" style:family="text">
      <style:text-properties officeooo:rsid="0051609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6bb1f" style:font-weight-asian="bold" style:font-weight-complex="bold"/>
    </style:style>
    <style:style style:name="T42" style:family="text">
      <style:text-properties fo:font-weight="bold" officeooo:rsid="005f004d" style:font-weight-asian="bold" style:font-weight-complex="bold"/>
    </style:style>
    <style:style style:name="T43" style:family="text">
      <style:text-properties fo:font-weight="bold" officeooo:rsid="0065251f" style:font-weight-asian="bold" style:font-weight-complex="bold"/>
    </style:style>
    <style:style style:name="T44" style:family="text">
      <style:text-properties fo:font-weight="bold" officeooo:rsid="00a14866" style:font-weight-asian="bold" style:font-weight-complex="bold"/>
    </style:style>
    <style:style style:name="T45" style:family="text">
      <style:text-properties fo:font-weight="bold" officeooo:rsid="009bb636" style:font-weight-asian="bold" style:font-weight-complex="bold"/>
    </style:style>
    <style:style style:name="T46" style:family="text">
      <style:text-properties fo:font-weight="bold" officeooo:rsid="00aaba98" style:font-weight-asian="bold" style:font-weight-complex="bold"/>
    </style:style>
    <style:style style:name="T47" style:family="text">
      <style:text-properties fo:font-weight="bold" officeooo:rsid="00b5bac8" style:font-weight-asian="bold" style:font-weight-complex="bold"/>
    </style:style>
    <style:style style:name="T48" style:family="text">
      <style:text-properties fo:font-weight="bold" officeooo:rsid="005b34ea" style:font-weight-asian="bold" style:font-weight-complex="bold"/>
    </style:style>
    <style:style style:name="T49" style:family="text">
      <style:text-properties fo:font-weight="bold" officeooo:rsid="00b53871" style:font-weight-asian="bold" style:font-weight-complex="bold"/>
    </style:style>
    <style:style style:name="T50" style:family="text">
      <style:text-properties fo:font-weight="bold" officeooo:rsid="00dc0a81" style:font-weight-asian="bold" style:font-weight-complex="bold"/>
    </style:style>
    <style:style style:name="T51" style:family="text">
      <style:text-properties fo:font-weight="bold" officeooo:rsid="00e6c96d" style:font-weight-asian="bold" style:font-weight-complex="bold"/>
    </style:style>
    <style:style style:name="T52" style:family="text">
      <style:text-properties officeooo:rsid="005a7122"/>
    </style:style>
    <style:style style:name="T53" style:family="text">
      <style:text-properties officeooo:rsid="005b34ea"/>
    </style:style>
    <style:style style:name="T54" style:family="text">
      <style:text-properties officeooo:rsid="005d11e7"/>
    </style:style>
    <style:style style:name="T55" style:family="text">
      <style:text-properties officeooo:rsid="005f004d"/>
    </style:style>
    <style:style style:name="T56" style:family="text">
      <style:text-properties officeooo:rsid="005f0d21"/>
    </style:style>
    <style:style style:name="T57" style:family="text">
      <style:text-properties officeooo:rsid="006317a9"/>
    </style:style>
    <style:style style:name="T58" style:family="text">
      <style:text-properties officeooo:rsid="006fb5df"/>
    </style:style>
    <style:style style:name="T59" style:family="text">
      <style:text-properties officeooo:rsid="00770230"/>
    </style:style>
    <style:style style:name="T60" style:family="text">
      <style:text-properties style:font-name="Liberation Serif" officeooo:rsid="0096c79a"/>
    </style:style>
    <style:style style:name="T61" style:family="text">
      <style:text-properties style:font-name="Liberation Serif" fo:font-style="italic" officeooo:rsid="00ae59d0" style:font-style-asian="italic" style:font-style-complex="italic"/>
    </style:style>
    <style:style style:name="T62" style:family="text">
      <style:text-properties style:font-name="Liberation Serif" fo:font-style="italic" officeooo:rsid="00b16130" style:font-style-asian="italic" style:font-style-complex="italic"/>
    </style:style>
    <style:style style:name="T63" style:family="text">
      <style:text-properties style:font-name="Liberation Serif" fo:font-style="italic" officeooo:rsid="00b536f9" style:font-style-asian="italic" style:font-style-complex="italic"/>
    </style:style>
    <style:style style:name="T64" style:family="text">
      <style:text-properties style:font-name="Liberation Serif" fo:font-style="italic" officeooo:rsid="00b879b6" style:font-style-asian="italic" style:font-style-complex="italic"/>
    </style:style>
    <style:style style:name="T65" style:family="text">
      <style:text-properties style:font-name="Liberation Serif1"/>
    </style:style>
    <style:style style:name="T66" style:family="text">
      <style:text-properties style:font-name="Liberation Serif1" officeooo:rsid="00941030" style:font-name-asian="Liberation Serif1" style:font-name-complex="Liberation Serif1"/>
    </style:style>
    <style:style style:name="T67" style:family="text">
      <style:text-properties style:font-name="Liberation Serif1" officeooo:rsid="00b8f961" style:font-name-asian="Liberation Serif1" style:font-name-complex="Liberation Serif1"/>
    </style:style>
    <style:style style:name="T68" style:family="text">
      <style:text-properties style:font-name="Liberation Serif1" officeooo:rsid="009e1b33" style:font-name-asian="Liberation Serif1" style:font-name-complex="Liberation Serif1"/>
    </style:style>
    <style:style style:name="T69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70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71" style:family="text">
      <style:text-properties style:font-name="Liberation Serif1" fo:font-weight="normal" officeooo:rsid="00a66e40" style:font-name-asian="Liberation Serif1" style:font-weight-asian="normal" style:font-name-complex="Liberation Serif1" style:font-weight-complex="normal"/>
    </style:style>
    <style:style style:name="T72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73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74" style:family="text">
      <style:text-properties style:font-name="Liberation Serif1" fo:font-weight="normal" officeooo:rsid="009e1b33" style:font-name-asian="Liberation Serif1" style:font-weight-asian="normal" style:font-name-complex="Liberation Serif1" style:font-weight-complex="normal"/>
    </style:style>
    <style:style style:name="T75" style:family="text">
      <style:text-properties style:font-name="Liberation Serif1" fo:font-weight="normal" officeooo:rsid="00bcc572" style:font-name-asian="Liberation Serif1" style:font-weight-asian="normal" style:font-name-complex="Liberation Serif1" style:font-weight-complex="normal"/>
    </style:style>
    <style:style style:name="T76" style:family="text">
      <style:text-properties style:font-name="Liberation Serif1" fo:font-weight="normal" officeooo:rsid="00c098c9" style:font-name-asian="Liberation Serif1" style:font-weight-asian="normal" style:font-name-complex="Liberation Serif1" style:font-weight-complex="normal"/>
    </style:style>
    <style:style style:name="T77" style:family="text">
      <style:text-properties style:font-name="Liberation Serif1" fo:font-weight="normal" officeooo:rsid="00c82195" style:font-name-asian="Liberation Serif1" style:font-weight-asian="normal" style:font-name-complex="Liberation Serif1" style:font-weight-complex="normal"/>
    </style:style>
    <style:style style:name="T78" style:family="text">
      <style:text-properties style:font-name="Liberation Serif1" fo:font-weight="normal" officeooo:rsid="00d29100" style:font-name-asian="Liberation Serif1" style:font-weight-asian="normal" style:font-name-complex="Liberation Serif1" style:font-weight-complex="normal"/>
    </style:style>
    <style:style style:name="T79" style:family="text">
      <style:text-properties style:font-name="Liberation Serif1" fo:font-weight="normal" officeooo:rsid="00da5ac3" style:font-name-asian="Liberation Serif1" style:font-weight-asian="normal" style:font-name-complex="Liberation Serif1" style:font-weight-complex="normal"/>
    </style:style>
    <style:style style:name="T80" style:family="text">
      <style:text-properties style:font-name="Liberation Serif1" fo:font-weight="normal" officeooo:rsid="00e1d610" style:font-name-asian="Liberation Serif1" style:font-weight-asian="normal" style:font-name-complex="Liberation Serif1" style:font-weight-complex="normal"/>
    </style:style>
    <style:style style:name="T81" style:family="text">
      <style:text-properties style:font-name="Liberation Serif1" officeooo:rsid="0096c79a"/>
    </style:style>
    <style:style style:name="T82" style:family="text">
      <style:text-properties style:font-name="Liberation Serif1" officeooo:rsid="0008710b"/>
    </style:style>
    <style:style style:name="T83" style:family="text">
      <style:text-properties style:font-name="Liberation Serif1" fo:font-size="12pt" fo:font-weight="normal" officeooo:rsid="00941030" style:font-name-asian="Liberation Serif1" style:font-size-asian="12pt" style:font-weight-asian="normal" style:font-name-complex="Liberation Serif1" style:font-size-complex="12pt" style:font-weight-complex="normal"/>
    </style:style>
    <style:style style:name="T84" style:family="text">
      <style:text-properties style:font-name="Liberation Serif1" fo:font-size="12pt" fo:font-weight="normal" officeooo:rsid="00b8f961" style:font-name-asian="Liberation Serif1" style:font-size-asian="12pt" style:font-weight-asian="normal" style:font-name-complex="Liberation Serif1" style:font-size-complex="12pt" style:font-weight-complex="normal"/>
    </style:style>
    <style:style style:name="T85" style:family="text">
      <style:text-properties style:font-name="Liberation Serif1" fo:font-size="12pt" fo:font-weight="normal" officeooo:rsid="00d29100" style:font-name-asian="Liberation Serif1" style:font-size-asian="12pt" style:font-weight-asian="normal" style:font-name-complex="Liberation Serif1" style:font-size-complex="12pt" style:font-weight-complex="normal"/>
    </style:style>
    <style:style style:name="T86" style:family="text">
      <style:text-properties style:font-name="Liberation Serif1" fo:font-size="12pt" fo:font-weight="normal" officeooo:rsid="00c098c9" style:font-name-asian="Liberation Serif1" style:font-size-asian="12pt" style:font-weight-asian="normal" style:font-name-complex="Liberation Serif1" style:font-size-complex="12pt" style:font-weight-complex="normal"/>
    </style:style>
    <style:style style:name="T87" style:family="text">
      <style:text-properties style:font-name="Liberation Serif1" fo:font-size="12pt" fo:font-weight="normal" officeooo:rsid="00c82195" style:font-name-asian="Liberation Serif1" style:font-size-asian="12pt" style:font-weight-asian="normal" style:font-name-complex="Liberation Serif1" style:font-size-complex="12pt" style:font-weight-complex="normal"/>
    </style:style>
    <style:style style:name="T88" style:family="text">
      <style:text-properties style:font-name="Liberation Serif1" fo:font-size="12pt" fo:font-weight="normal" officeooo:rsid="00da5ac3" style:font-name-asian="Liberation Serif1" style:font-size-asian="12pt" style:font-weight-asian="normal" style:font-name-complex="Liberation Serif1" style:font-size-complex="12pt" style:font-weight-complex="normal"/>
    </style:style>
    <style:style style:name="T89" style:family="text">
      <style:text-properties style:font-name="Liberation Serif1" fo:font-size="12pt" officeooo:rsid="0008710b" style:font-size-asian="12pt" style:font-size-complex="12pt"/>
    </style:style>
    <style:style style:name="T90" style:family="text">
      <style:text-properties officeooo:rsid="009e43e9"/>
    </style:style>
    <style:style style:name="T91" style:family="text">
      <style:text-properties officeooo:rsid="009efeae"/>
    </style:style>
    <style:style style:name="T92" style:family="text">
      <style:text-properties officeooo:rsid="009da5f4"/>
    </style:style>
    <style:style style:name="T93" style:family="text">
      <style:text-properties officeooo:rsid="00a7d934"/>
    </style:style>
    <style:style style:name="T94" style:family="text">
      <style:text-properties officeooo:rsid="00a06a96"/>
    </style:style>
    <style:style style:name="T95" style:family="text">
      <style:text-properties officeooo:rsid="00a66e40"/>
    </style:style>
    <style:style style:name="T96" style:family="text">
      <style:text-properties officeooo:rsid="00b53871"/>
    </style:style>
    <style:style style:name="T97" style:family="text">
      <style:text-properties officeooo:rsid="00a5913a"/>
    </style:style>
    <style:style style:name="T98" style:family="text">
      <style:text-properties officeooo:rsid="009ce653"/>
    </style:style>
    <style:style style:name="T99" style:family="text">
      <style:text-properties officeooo:rsid="0010dfb4"/>
    </style:style>
    <style:style style:name="T100" style:family="text">
      <style:text-properties officeooo:rsid="001215fe"/>
    </style:style>
    <style:style style:name="T101" style:family="text">
      <style:text-properties officeooo:rsid="00146288"/>
    </style:style>
    <style:style style:name="T102" style:family="text">
      <style:text-properties officeooo:rsid="00147d7d"/>
    </style:style>
    <style:style style:name="T103" style:family="text">
      <style:text-properties officeooo:rsid="009e1b33"/>
    </style:style>
    <style:style style:name="T104" style:family="text">
      <style:text-properties officeooo:rsid="001613cd"/>
    </style:style>
    <style:style style:name="T105" style:family="text">
      <style:text-properties officeooo:rsid="00a9d099"/>
    </style:style>
    <style:style style:name="T106" style:family="text">
      <style:text-properties officeooo:rsid="001a3dc7"/>
    </style:style>
    <style:style style:name="T107" style:family="text">
      <style:text-properties officeooo:rsid="0022e06f"/>
    </style:style>
    <style:style style:name="T108" style:family="text">
      <style:text-properties officeooo:rsid="00246415"/>
    </style:style>
    <style:style style:name="T109" style:family="text">
      <style:text-properties officeooo:rsid="00aeddb2"/>
    </style:style>
    <style:style style:name="T110" style:family="text">
      <style:text-properties officeooo:rsid="00b18050"/>
    </style:style>
    <style:style style:name="T111" style:family="text">
      <style:text-properties officeooo:rsid="00ab47b9"/>
    </style:style>
    <style:style style:name="T112" style:family="text">
      <style:text-properties officeooo:rsid="00ae59d0"/>
    </style:style>
    <style:style style:name="T113" style:family="text">
      <style:text-properties officeooo:rsid="00affaa1"/>
    </style:style>
    <style:style style:name="T114" style:family="text">
      <style:text-properties officeooo:rsid="00b16130"/>
    </style:style>
    <style:style style:name="T115" style:family="text">
      <style:text-properties officeooo:rsid="00b3061f"/>
    </style:style>
    <style:style style:name="T116" style:family="text">
      <style:text-properties officeooo:rsid="00b536f9"/>
    </style:style>
    <style:style style:name="T117" style:family="text">
      <style:text-properties officeooo:rsid="00b698df"/>
    </style:style>
    <style:style style:name="T118" style:family="text">
      <style:text-properties officeooo:rsid="00b879b6"/>
    </style:style>
    <style:style style:name="T119" style:family="text">
      <style:text-properties officeooo:rsid="00c3a232"/>
    </style:style>
    <style:style style:name="T120" style:family="text">
      <style:text-properties officeooo:rsid="00c82195"/>
    </style:style>
    <style:style style:name="T121" style:family="text">
      <style:text-properties officeooo:rsid="00cff753"/>
    </style:style>
    <style:style style:name="T122" style:family="text">
      <style:text-properties officeooo:rsid="00d4ac56"/>
    </style:style>
    <style:style style:name="T123" style:family="text">
      <style:text-properties officeooo:rsid="00dc0a81"/>
    </style:style>
    <style:style style:name="T124" style:family="text">
      <style:text-properties officeooo:rsid="00e6c9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text:span text:style-name="T2">Œuvres</text:span> d’art présentées en début de cours / <text:span text:style-name="T93">niveau cinquième</text:span></text:p>
      <text:p text:style-name="P8"/>
      <text:p text:style-name="P9"><text:span text:style-name="T66">● </text:span>2.<text:span text:style-name="T90">3</text:span> : <text:span text:style-name="T91">2</text:span><text:span text:style-name="T10">e</text:span> partie de l’année (=entre deux vacances), <text:span text:style-name="T91">troisième</text:span> semaine de cette partie</text:p>
      <text:p text:style-name="P9"/>
      <text:p text:style-name="P7"/>
      <text:p text:style-name="P6"><text:span text:style-name="T111">Les portraits, des images qui ne vont pas de soi</text:span><text:span text:style-name="T21">[a]</text:span></text:p>
      <text:p text:style-name="P6"/>
      <text:p text:style-name="P24"><text:span text:style-name="T69">☐ </text:span><text:span text:style-name="T72">œuvre n°01<text:tab/></text:span><text:span text:style-name="T75">(</text:span>1.<text:span text:style-name="T98">5)</text:span><text:tab/><text:span text:style-name="T81">·</text:span><text:span text:style-name="T60"> </text:span><text:span text:style-name="T61">Selfie,</text:span> <text:span text:style-name="T112">2006</text:span> <text:span text:style-name="T2">(Marc Quinn</text:span>, 1<text:span text:style-name="T113">964</text:span>-<text:span text:style-name="T2">)</text:span></text:p>
      <text:p text:style-name="P24"><text:span text:style-name="T69">☐ </text:span><text:span text:style-name="T72">œuvre n°02<text:tab/></text:span><text:span text:style-name="T75">(</text:span>1.<text:span text:style-name="T98">7)</text:span><text:tab/><text:span text:style-name="T81">·</text:span><text:span text:style-name="T60"> </text:span><text:span text:style-name="T62">Les Ménines</text:span>, 1<text:span text:style-name="T114">656</text:span> <text:span text:style-name="T99">(Diego Vélasquez</text:span>, <text:span text:style-name="T115">1599-1660)</text:span></text:p>
      <text:p text:style-name="P24"><text:span text:style-name="T69">☐ </text:span><text:span text:style-name="T72">œuvre n°03<text:tab/></text:span><text:span text:style-name="T75">(</text:span><text:span text:style-name="T73">2</text:span>.<text:span text:style-name="T98">1)</text:span><text:tab/><text:span text:style-name="T81">·</text:span><text:span text:style-name="T60"> </text:span><text:span text:style-name="T63">David avec la tête de Goliath</text:span>, <text:span text:style-name="T116">~1610</text:span> <text:span text:style-name="T100">(Le Caravage</text:span>, <text:span text:style-name="T117">1571-1610)</text:span></text:p>
      <text:p text:style-name="P24"><text:span text:style-name="T69">☐ </text:span><text:span text:style-name="T72">œuvre n°04<text:tab/></text:span><text:span text:style-name="T75">(</text:span><text:span text:style-name="T73">2</text:span>.<text:span text:style-name="T98">3)</text:span><text:tab/><text:span text:style-name="T81">·</text:span><text:span text:style-name="T60"> </text:span><text:span text:style-name="T64">Chop Suey</text:span>, <text:span text:style-name="T118">1929</text:span> <text:span text:style-name="T101">(Edward Hopper</text:span>, 18<text:span text:style-name="T118">82</text:span>-1<text:span text:style-name="T118">967)</text:span></text:p>
      <text:p text:style-name="P26"/>
      <text:p text:style-name="P4"><text:span text:style-name="T121">Le cadre des tableaux, un espace de liberté</text:span> ?<text:span text:style-name="T22">[b]</text:span></text:p>
      <text:p text:style-name="P4"><text:span text:style-name="T22"/></text:p>
      <text:p text:style-name="P28"><text:span text:style-name="T69">☐ </text:span><text:span text:style-name="T72">œuvre n°0</text:span><text:span text:style-name="T76">5</text:span><text:span text:style-name="T69"> </text:span><text:span text:style-name="T76">(</text:span><text:span text:style-name="T70">2</text:span>.<text:span text:style-name="T120">5)</text:span><text:tab/><text:span text:style-name="T81">·</text:span><text:span text:style-name="T60"> </text:span><text:span text:style-name="T4">Composition en rouge jaune bleu et noir</text:span>, 1921 <text:span text:style-name="T36">(</text:span>Piet Mondriaan, 1872-1944<text:span text:style-name="T35">)</text:span></text:p>
      <text:p text:style-name="P35"><text:span text:style-name="T69">☐ </text:span><text:span text:style-name="T72">œuvre n°0</text:span><text:span text:style-name="T76">6 (</text:span><text:span text:style-name="T70">2.</text:span><text:span text:style-name="T77">7</text:span><text:span text:style-name="T30">)<text:tab/></text:span><text:bookmark text:name="firstHeading"/><text:span text:style-name="T81">·</text:span><text:span text:style-name="T60"> </text:span><text:span text:style-name="T37">Un dimanche après-midi à l'Île de la Grande Jatte</text:span><text:span text:style-name="T30">, 1884 (Georges Seurat,</text:span></text:p>
      <text:p text:style-name="P35"><text:span text:style-name="T30"><text:tab/><text:tab/><text:tab/> <text:s/>1859-1891)</text:span></text:p>
      <text:p text:style-name="P29"><text:span text:style-name="T69">☐ </text:span><text:span text:style-name="T72">œuvre n°0</text:span><text:span text:style-name="T77">7</text:span><text:span text:style-name="T76"> (</text:span><text:span text:style-name="T77">3.1</text:span><text:span text:style-name="T65">)<text:tab/></text:span><text:span text:style-name="T81">·</text:span><text:span text:style-name="T60"> </text:span><text:span text:style-name="T4">Le cadre</text:span>, 1938 <text:span text:style-name="T38">(</text:span>Frida Kahlo, 1907-1954<text:span text:style-name="T38">)</text:span></text:p>
      <text:p text:style-name="P29"/>
      <text:p text:style-name="P41">Quand une œuvre d’art est-elle terminée ?<text:span text:style-name="T22">[</text:span><text:span text:style-name="T23">c</text:span><text:span text:style-name="T22">]</text:span></text:p>
      <text:p text:style-name="P21"/>
      <text:p text:style-name="P33"><text:span text:style-name="T69">☐ </text:span><text:span text:style-name="T72">œuvre n°0</text:span><text:span text:style-name="T78">8</text:span><text:span text:style-name="T76"> (</text:span><text:span text:style-name="T77">3.</text:span><text:span text:style-name="T78">3</text:span><text:span text:style-name="T82">)<text:tab/></text:span><text:span text:style-name="T81">·</text:span><text:span text:style-name="T60"> </text:span><text:span text:style-name="T4">Mona Lisa</text:span><text:span text:style-name="T24">, </text:span><text:span text:style-name="T26">après 1503</text:span> <text:span text:style-name="T39">(</text:span>Léonard de Vinci, 1452-1519<text:span text:style-name="T39">)</text:span></text:p>
      <text:p text:style-name="P33"><text:span text:style-name="T69">☐ </text:span><text:span text:style-name="T72">œuvre n°0</text:span><text:span text:style-name="T78">9</text:span><text:span text:style-name="T76"> (</text:span><text:span text:style-name="T77">3.</text:span><text:span text:style-name="T78">5</text:span><text:span text:style-name="T82">)<text:tab/></text:span><text:span text:style-name="T81">·</text:span><text:span text:style-name="T60"> </text:span><text:span text:style-name="T4">La Vierge, l’Enfant Jésus avec sainte Anne et saint Jean -Baptiste</text:span>,</text:p>
      <text:p text:style-name="P33"><text:tab/><text:tab/><text:tab/> <text:s/><text:span text:style-name="T122">~</text:span>1500 <text:span text:style-name="T39">(</text:span>Léonard de Vinci, 1452-1519<text:span text:style-name="T39">)</text:span></text:p>
      <text:p text:style-name="P33"><text:span text:style-name="T69">☐ </text:span><text:span text:style-name="T72">œuvre n°</text:span><text:span text:style-name="T78">10</text:span><text:span text:style-name="T76"> (</text:span><text:span text:style-name="T77">3.</text:span><text:span text:style-name="T78">7</text:span><text:span text:style-name="T82">)<text:tab/></text:span><text:span text:style-name="T81">·</text:span><text:span text:style-name="T60"> </text:span><text:span text:style-name="T6">P</text:span><text:span text:style-name="T4">ortrait of Washington</text:span><text:span text:style-name="T24">, </text:span>1796 <text:span text:style-name="T58">(</text:span>Gilbert Stuart, 1755-1828<text:span text:style-name="T58">)</text:span></text:p>
      <text:p text:style-name="P33"><text:span text:style-name="T69">☐ </text:span><text:span text:style-name="T72">œuvre n°</text:span><text:span text:style-name="T78">11</text:span><text:span text:style-name="T76"> (</text:span><text:span text:style-name="T78">4</text:span><text:span text:style-name="T77">.1</text:span><text:span text:style-name="T82">)<text:tab/></text:span><text:span text:style-name="T81">·</text:span><text:span text:style-name="T60"> </text:span><text:span text:style-name="T4">Candy Stack</text:span> <text:span text:style-name="T59">(</text:span>Félix González Torres, 1957-1996<text:span text:style-name="T59">)</text:span></text:p>
      <text:p text:style-name="P30"/>
      <text:p text:style-name="P3"><text:span text:style-name="T41">Les statues sont-elles forcément belles ?</text:span></text:p>
      <text:p text:style-name="P5"/>
      <text:p text:style-name="P34"><text:span text:style-name="T69">☐ </text:span><text:span text:style-name="T72">œuvre n°</text:span><text:span text:style-name="T78">1</text:span><text:span text:style-name="T79">2</text:span><text:span text:style-name="T76"> (</text:span><text:span text:style-name="T78">4</text:span><text:span text:style-name="T77">.</text:span><text:span text:style-name="T79">3</text:span><text:span text:style-name="T82">)<text:tab/></text:span><text:span text:style-name="T81">·</text:span><text:span text:style-name="T60"> </text:span><text:span text:style-name="T4">Discophore</text:span>, -I<text:span text:style-name="T94">V</text:span><text:span text:style-name="T11">e</text:span>/-V<text:span text:style-name="T11">e</text:span></text:p>
      <text:p text:style-name="P37"><text:span text:style-name="T83">☐ </text:span><text:span text:style-name="T84">œuvre n°</text:span><text:span text:style-name="T85">1</text:span><text:span text:style-name="T88">3</text:span><text:span text:style-name="T86"> (</text:span><text:span text:style-name="T85">4</text:span><text:span text:style-name="T87">.</text:span><text:span text:style-name="T88">5</text:span><text:span text:style-name="T89">)<text:tab/></text:span>· <text:span text:style-name="T9">Laocoon</text:span>, -<text:span text:style-name="T94">I</text:span><text:span text:style-name="T12">e</text:span>/-<text:span text:style-name="T94">II</text:span><text:span text:style-name="T10">e</text:span></text:p>
      <text:p text:style-name="P36"><text:span text:style-name="T69">☐ </text:span><text:span text:style-name="T72">œuvre n°</text:span><text:span text:style-name="T78">1</text:span><text:span text:style-name="T80">4</text:span><text:span text:style-name="T76"> (</text:span><text:span text:style-name="T78">4</text:span><text:span text:style-name="T77">.</text:span><text:span text:style-name="T79">7</text:span><text:span text:style-name="T82">)<text:tab/></text:span><text:span text:style-name="T81">·</text:span><text:span text:style-name="T60"> </text:span><text:span text:style-name="T4">Kunst 3 in Schwäbisch Hall</text:span> (Henry Moore, 1898-1986)</text:p>
      <text:p text:style-name="P5"/>
      <text:p text:style-name="P4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2"/>
      <text:p text:style-name="P13"><text:span text:style-name="T40">[</text:span><text:span text:style-name="T44">a</text:span><text:span text:style-name="T40">]</text:span> <text:span text:style-name="T4">Pourquoi l’art est-il plein de gens tout nus ?</text:span> <text:span text:style-name="T52">de Susie Hodge, </text:span>aux éditions Milan (pages <text:span text:style-name="T119">32</text:span> sqq.) </text:p>
      <text:p text:style-name="P14"><text:span text:style-name="T40">[</text:span><text:span text:style-name="T44">b</text:span><text:span text:style-name="T40">]</text:span> <text:span text:style-name="T4">Pourquoi l’art est-il plein de gens tout nus ?</text:span> <text:span text:style-name="T52">de Susie Hodge, </text:span>aux éditions Milan (pages <text:span text:style-name="T54">16</text:span> sqq.)</text:p>
      <text:p text:style-name="P15"><text:span text:style-name="T40">[</text:span><text:span text:style-name="T50">c</text:span><text:span text:style-name="T40">]</text:span> <text:span text:style-name="T4">Pourquoi l’art est-il plein de gens tout nus ?</text:span> <text:span text:style-name="T52">de Susie Hodge, </text:span>aux éditions Milan (pages <text:span text:style-name="T123">52</text:span> sqq.)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5:07:19.562106501</dc:date>
    <meta:editing-duration>PT3H33M55S</meta:editing-duration>
    <meta:editing-cycles>140</meta:editing-cycles>
    <meta:document-statistic meta:table-count="0" meta:image-count="0" meta:object-count="0" meta:page-count="2" meta:paragraph-count="26" meta:word-count="297" meta:character-count="1697" meta:non-whitespace-character-count="1415"/>
  </office:meta>
</office:document-meta>
</file>